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etworkLoa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ssi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dle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6:38:28.091433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7:49:32.139603631</meta:creation-date>
    <dc:date>2021-02-04T17:20:44.308083682</dc:date>
    <meta:editing-duration>PT4H36M42S</meta:editing-duration>
    <meta:editing-cycles>47</meta:editing-cycles>
    <meta:generator>LibreOffice/6.4.6.2$Linux_X86_64 LibreOffice_project/40$Build-2</meta:generator>
    <meta:document-statistic meta:table-count="1" meta:cell-count="77" meta:object-count="0"/>
  </office:meta>
</office:document-meta>
</file>